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verdana, tahom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874in" fo:widows="1" fo:text-indent="0in" style:auto-text-indent="false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2" style:family="paragraph" style:parent-style-name="Standard">
      <style:paragraph-properties fo:margin-left="0in" fo:margin-right="0in" style:line-height-at-least="0.1874in" fo:widows="1" fo:text-indent="0in" style:auto-text-indent="false"/>
      <style:text-properties fo:font-variant="normal" fo:text-transform="none" fo:color="#000000" style:font-name="Helvetica Neue" fo:font-size="10.5pt" fo:letter-spacing="normal" fo:font-style="normal" fo:font-weight="normal" officeooo:paragraph-rsid="0014a9ea"/>
    </style:style>
    <style:style style:name="P3" style:family="paragraph" style:parent-style-name="Standard">
      <style:paragraph-properties fo:margin-left="0in" fo:margin-right="0in" style:line-height-at-least="0.1874in" fo:widows="1" fo:text-indent="0in" style:auto-text-indent="false"/>
      <style:text-properties fo:font-variant="normal" fo:text-transform="none" fo:color="#000000" style:font-name="Helvetica Neue" fo:font-size="10.5pt" fo:letter-spacing="normal" fo:font-style="normal" fo:font-weight="normal" officeooo:paragraph-rsid="0014a9ea" style:font-weight-asian="bold" style:font-weight-complex="bold"/>
    </style:style>
    <style:style style:name="P4" style:family="paragraph" style:parent-style-name="Standard">
      <style:paragraph-properties fo:margin-left="0in" fo:margin-right="0in" style:line-height-at-least="0.1874in" fo:widows="1" fo:text-indent="0in" style:auto-text-indent="false"/>
      <style:text-properties fo:font-variant="normal" fo:text-transform="none" fo:color="#000000" style:font-name="Helvetica Neue" fo:font-size="10.5pt" fo:letter-spacing="normal" fo:font-style="normal" fo:font-weight="normal" officeooo:rsid="0016bf2f" officeooo:paragraph-rsid="0016bf2f" style:font-weight-asian="bold" style:font-weight-complex="bold"/>
    </style:style>
    <style:style style:name="P5" style:family="paragraph" style:parent-style-name="Standard">
      <style:paragraph-properties fo:margin-left="0in" fo:margin-right="0in" style:line-height-at-least="0.1874in" fo:widows="1" fo:text-indent="0in" style:auto-text-indent="false"/>
      <style:text-properties fo:font-variant="normal" fo:text-transform="none" fo:color="#000000" style:font-name="Helvetica Neue" fo:font-size="10.5pt" fo:letter-spacing="normal" fo:font-style="normal" fo:font-weight="bold" officeooo:paragraph-rsid="0014a9ea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a9ea" style:font-weight-asian="bold" style:font-weight-complex="bold"/>
    </style:style>
    <style:style style:name="T4" style:family="text">
      <style:text-properties officeooo:rsid="0016bf2f"/>
    </style:style>
    <style:style style:name="T5" style:family="text">
      <style:text-properties officeooo:rsid="001857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bstract gets into too much detail without identifying the <text:span text:style-name="T2">purpose of the project. </text:span></text:p>
      <text:p text:style-name="P2"/>
      <text:p text:style-name="P2"><text:span text:style-name="T2">No explanation of YARN NodeManager.</text:span> </text:p>
      <text:p text:style-name="P2"/>
      <text:p text:style-name="P2">Very detailed background on Hadoop, but it doesn't seem <text:span text:style-name="T3">not </text:span><text:span text:style-name="T2">relevant to the project. </text:span></text:p>
      <text:p text:style-name="P2"/>
      <text:p text:style-name="P2"><text:span text:style-name="T2">Does not present any related or previous work about Hadoop or Docker security</text:span>. I'm still unclear on what the contribution of this project is.</text:p>
      <text:p text:style-name="P1"/>
      <text:p text:style-name="P2">Lots of <text:span text:style-name="T2">acronyms</text:span> are not <text:span text:style-name="T2">explained</text:span>. </text:p>
      <text:p text:style-name="P2"><text:span text:style-name="T2">Many grammatical errors</text:span> and a few misspellings. </text:p>
      <text:p text:style-name="P2"/>
      <text:p text:style-name="P2">The experiment section doesn't have much actual <text:span text:style-name="T2">discussion about the results and their significance.</text:span></text:p>
      <text:p text:style-name="P2"/>
      <text:p text:style-name="P2"><text:span text:style-name="T2">you are talking about the "container" not Docker itself.</text:span> </text:p>
      <text:p text:style-name="P2"/>
      <text:p text:style-name="P5">the YARN NodeManage<text:span text:style-name="T4">r</text:span></text:p>
      <text:p text:style-name="P5"/>
      <text:p text:style-name="P3">Section 2.2 could provide <text:span text:style-name="T1">more background specifically on how Docker works</text:span>.--<text:span text:style-name="T5">Add comparison of Docker with LXC, OpenVZ, ...</text:span></text:p>
      <text:p text:style-name="P3"/>
      <text:p text:style-name="P4">The introduction:</text:p>
      <text:p text:style-name="P4">-- <text:span text:style-name="T1">Hadoop is an important framework </text:span>that is used by a lot of people. There are commodity services available to the public, or at least to companies that want to buy compute time. </text:p>
      <text:p text:style-name="P4">-- <text:span text:style-name="T1">When a Hadoop installation</text:span> has a set of users that do not fully trust one another, the default installation is insufficient. Therefore, <text:span text:style-name="T1">Hadoop has a secure mode</text:span>. The secure mode does x, y, and z to protect against, a, b, and c.</text:p>
      <text:p text:style-name="P4"><text:s/>--<text:span text:style-name="T1"> However, secure mode has a disadvantage</text:span>. It does not provide security isolation between jobs. Therefore, Docker is commonly deployed to provide job isolation. It provides isolation by doing x, y, and z. </text:p>
      <text:p text:style-name="P4">--<text:span text:style-name="T1"> Unfortunately, Docker is incompatible with Hadoop secure mode</text:span> (as noted on the Hadoop webpage) for the following reasons. x, y, z. </text:p>
      <text:p text:style-name="P4">-- <text:span text:style-name="T1">In this paper, we investigate the implications of Hadoop's secure mode</text:span> incompatibility with Docker. We discuss the attack surface trade-offs. We propose a design that would make them compati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verdana, tahom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2T22:20:20.482250445</meta:creation-date>
    <dc:date>2015-05-02T22:28:58.192899714</dc:date>
    <meta:editing-duration>PT4M39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16" meta:word-count="277" meta:character-count="1692" meta:non-whitespace-character-count="1422"/>
  </office:meta>
</office:document-meta>
</file>